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65cm"/>
    </style:style>
    <style:style style:name="gr2" style:family="graphic" style:parent-style-name="standard">
      <style:graphic-properties draw:textarea-horizontal-align="justify" draw:textarea-vertical-align="middle" draw:auto-grow-height="false" fo:min-height="1.306cm" fo:min-width="1.198cm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2cm"/>
    </style:style>
    <style:style style:name="gr4" style:family="graphic" style:parent-style-name="standard">
      <style:graphic-properties draw:stroke="none" svg:stroke-color="#000000" draw:fill="none" draw:fill-color="#ffffff" fo:min-height="0.949cm"/>
    </style:style>
    <style:style style:name="gr5" style:family="graphic" style:parent-style-name="standard">
      <style:graphic-properties svg:stroke-color="#0066b3" draw:fill-color="#ffffff" draw:textarea-horizontal-align="justify" draw:textarea-vertical-align="middle" draw:auto-grow-height="false" fo:min-height="6.95cm" fo:min-width="6.8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fo:min-height="0.54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2.608cm"/>
    </style:style>
    <style:style style:name="gr11" style:family="graphic" style:parent-style-name="standard">
      <style:graphic-properties draw:stroke="none" draw:fill="none" fo:min-height="2.134cm"/>
    </style:style>
    <style:style style:name="gr12" style:family="graphic" style:parent-style-name="standard">
      <style:graphic-properties draw:stroke="none" svg:stroke-color="#000000" draw:fill="none" draw:fill-color="#ffffff" fo:min-height="8.059cm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9.007cm" draw:shadow="hidden"/>
    </style:style>
    <style:style style:name="gr14" style:family="graphic" style:parent-style-name="standard">
      <style:graphic-properties draw:fill-color="#ed1c24" draw:textarea-horizontal-align="justify" draw:textarea-vertical-align="middle" draw:auto-grow-height="false" fo:min-height="1.306cm" fo:min-width="1.198cm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gr16" style:family="graphic" style:parent-style-name="standard">
      <style:graphic-properties draw:stroke="none" svg:stroke-color="#000000" draw:fill="none" draw:fill-color="#ffffff" fo:min-height="0.85cm"/>
    </style:style>
    <style:style style:name="gr17" style:family="graphic" style:parent-style-name="standard">
      <style:graphic-properties draw:fill-color="#f58220" draw:textarea-horizontal-align="justify" draw:textarea-vertical-align="middle" draw:auto-grow-height="false" fo:min-height="1.306cm" fo:min-width="1.198cm"/>
    </style:style>
    <style:style style:name="gr18" style:family="graphic" style:parent-style-name="standard">
      <style:graphic-properties draw:fill-color="#faa61a" draw:textarea-horizontal-align="justify" draw:textarea-vertical-align="middle" draw:auto-grow-height="false" fo:min-height="1.306cm" fo:min-width="1.198cm"/>
    </style:style>
    <style:style style:name="gr19" style:family="graphic" style:parent-style-name="standard">
      <style:graphic-properties draw:stroke="none" svg:stroke-color="#000000" draw:fill="none" draw:fill-color="#ffffff" fo:min-height="2.05cm"/>
    </style:style>
    <style:style style:name="gr20" style:family="graphic" style:parent-style-name="standard">
      <style:graphic-properties draw:stroke="none" draw:fill="none" fo:min-height="1.66cm"/>
    </style:style>
    <style:style style:name="gr21" style:family="graphic" style:parent-style-name="standard">
      <style:graphic-properties draw:stroke="none" svg:stroke-color="#000000" draw:fill="none" draw:fill-color="#ffffff" fo:min-height="5.5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loext:graphic-properties draw:fill="none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2" style:family="paragraph">
      <loext:graphic-properties draw:fill-color="#ed1c24"/>
      <style:paragraph-properties fo:text-align="center"/>
    </style:style>
    <style:style style:name="P13" style:family="paragraph">
      <loext:graphic-properties draw:fill-color="#f58220"/>
      <style:paragraph-properties fo:text-align="center"/>
    </style:style>
    <style:style style:name="P14" style:family="paragraph">
      <loext:graphic-properties draw:fill-color="#faa61a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1cm" svg:height="3.9cm" svg:x="11.2cm" svg:y="14cm">
          <draw:text-box>
            <text:p/>
          </draw:text-box>
        </draw:frame>
        <draw:custom-shape draw:style-name="gr2" draw:text-style-name="P2" draw:layer="layout" svg:width="2.4cm" svg:height="2.2cm" svg:x="10.7cm" svg:y="14.2cm">
          <text:p text:style-name="P2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cm" svg:height="2.5cm" svg:x="16.1cm" svg:y="14.1cm">
          <text:p text:style-name="P2">FE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cm" svg:height="1.199cm" svg:x="13.6cm" svg:y="14.5cm">
          <draw:text-box>
            <text:p><text:span text:style-name="T1">Update</text:span></text:p>
          </draw:text-box>
        </draw:frame>
        <draw:custom-shape draw:style-name="gr5" draw:text-style-name="P4" draw:layer="layout" svg:width="7.3cm" svg:height="7.2cm" svg:x="20.5cm" svg:y="1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2.2cm" svg:x="21.201cm" svg:y="12.2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24.801cm" svg:y="13.8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21.902cm" svg:y="16.202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7cm" svg:height="1.199cm" svg:x="17.8cm" svg:y="12.901cm">
          <draw:text-box>
            <text:p><text:span text:style-name="T1">update</text:span><text:span text:style-name="T1">Request</text:span><text:span text:style-name="T1">, </text:span></text:p>
          </draw:text-box>
        </draw:frame>
        <draw:frame draw:style-name="gr6" draw:text-style-name="P3" draw:layer="layout" svg:width="3.3cm" svg:height="1.673cm" svg:x="18.8cm" svg:y="14.502cm">
          <draw:text-box>
            <text:p><text:span text:style-name="T1">timestamp</text:span></text:p>
          </draw:text-box>
        </draw:frame>
        <draw:frame draw:style-name="gr1" draw:text-style-name="P1" draw:layer="layout" svg:width="5.1cm" svg:height="3.9cm" svg:x="2.6cm" svg:y="4.9cm">
          <draw:text-box>
            <text:p/>
          </draw:text-box>
        </draw:frame>
        <draw:custom-shape draw:style-name="gr2" draw:text-style-name="P2" draw:layer="layout" svg:width="2.4cm" svg:height="2.2cm" svg:x="2.1cm" svg:y="5.1cm">
          <text:p text:style-name="P2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cm" svg:height="2.5cm" svg:x="7.5cm" svg:y="5cm">
          <text:p text:style-name="P2">FE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7cm" svg:height="1.199cm" svg:x="5.1cm" svg:y="5.4cm">
          <draw:text-box>
            <text:p><text:span text:style-name="T1">Query</text:span></text:p>
          </draw:text-box>
        </draw:frame>
        <draw:custom-shape draw:style-name="gr5" draw:text-style-name="P4" draw:layer="layout" svg:width="7.3cm" svg:height="7.2cm" svg:x="11.9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2.2cm" svg:x="12.601cm" svg:y="3.1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6.201cm" svg:y="4.7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3.302cm" svg:y="7.102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3.8cm" svg:height="0.8cm" svg:x="9.5cm" svg:y="3.9cm">
          <draw:text-box>
            <text:p><text:span text:style-name="T1">query</text:span><text:span text:style-name="T1">Requ</text:span><text:span text:style-name="T1">est</text:span></text:p>
          </draw:text-box>
        </draw:frame>
        <draw:frame draw:style-name="gr8" draw:text-style-name="P3" draw:layer="layout" svg:width="3.3cm" svg:height="0.798cm" svg:x="10.2cm" svg:y="5.402cm">
          <draw:text-box>
            <text:p><text:span text:style-name="T1">queryReturn, </text:span></text:p>
          </draw:text-box>
        </draw:frame>
        <draw:frame draw:style-name="gr4" draw:text-style-name="P3" draw:layer="layout" svg:width="1.6cm" svg:height="1.199cm" svg:x="5.1cm" svg:y="6.3cm">
          <draw:text-box>
            <text:p><text:span text:style-name="T1">Value</text:span></text:p>
          </draw:text-box>
        </draw:frame>
        <draw:line draw:style-name="gr9" draw:text-style-name="P5" draw:layer="layout" svg:x1="4.5cm" svg:y1="6.2cm" svg:x2="7.5cm" svg:y2="6.2cm">
          <text:p/>
        </draw:line>
        <draw:line draw:style-name="gr9" draw:text-style-name="P5" draw:layer="layout" svg:x1="10.3cm" svg:y1="5cm" svg:x2="12.6cm" svg:y2="4.6cm">
          <text:p/>
        </draw:line>
        <draw:line draw:style-name="gr9" draw:text-style-name="P5" draw:layer="layout" svg:x1="12.5cm" svg:y1="5cm" svg:x2="10.2cm" svg:y2="5.4cm">
          <text:p/>
        </draw:line>
        <draw:line draw:style-name="gr9" draw:text-style-name="P5" draw:layer="layout" svg:x1="18.9cm" svg:y1="14.165cm" svg:x2="21.2cm" svg:y2="13.765cm">
          <text:p/>
        </draw:line>
        <draw:line draw:style-name="gr9" draw:text-style-name="P5" draw:layer="layout" svg:x1="21.101cm" svg:y1="14.135cm" svg:x2="18.801cm" svg:y2="14.535cm">
          <text:p/>
        </draw:line>
        <draw:line draw:style-name="gr9" draw:text-style-name="P5" draw:layer="layout" svg:x1="13.1cm" svg:y1="15.2cm" svg:x2="16.1cm" svg:y2="15.2cm">
          <text:p/>
        </draw:line>
        <draw:frame draw:style-name="gr10" draw:text-style-name="P7" draw:layer="layout" svg:width="6.9cm" svg:height="2.858cm" svg:x="2.4cm" svg:y="2.3cm">
          <draw:text-box>
            <text:p text:style-name="P6"><text:span text:style-name="T2">Query Request</text:span></text:p>
            <text:p text:style-name="P6"><text:span text:style-name="T3">Query request when all servers are </text:span><text:span text:style-name="T3">active – will use default server</text:span></text:p>
            <text:p text:style-name="P6"><text:span text:style-name="T3"/></text:p>
          </draw:text-box>
        </draw:frame>
        <draw:frame draw:style-name="gr11" draw:text-style-name="P8" draw:layer="layout" svg:width="6.714cm" svg:height="2.384cm" svg:x="10.986cm" svg:y="11.577cm">
          <draw:text-box>
            <text:p><text:span text:style-name="T2">Upd</text:span><text:span text:style-name="T2">ate </text:span><text:span text:style-name="T2">Req</text:span><text:span text:style-name="T2">uest</text:span></text:p>
            <text:p><text:span text:style-name="T3">Update </text:span><text:span text:style-name="T3">reques</text:span><text:span text:style-name="T3">t when </text:span><text:span text:style-name="T3">all </text:span><text:span text:style-name="T3">servers </text:span><text:span text:style-name="T3">are </text:span><text:span text:style-name="T3">active, </text:span><text:span text:style-name="T3">will </text:span><text:span text:style-name="T3">use </text:span><text:span text:style-name="T3">default </text:span><text:span text:style-name="T3">server</text:span></text:p>
          </draw:text-box>
        </draw:frame>
        <draw:line draw:style-name="gr9" draw:text-style-name="P5" draw:layer="layout" svg:x1="16cm" svg:y1="15.5cm" svg:x2="13.101cm" svg:y2="15.535cm">
          <text:p/>
        </draw:line>
        <draw:frame draw:style-name="gr4" draw:text-style-name="P3" draw:layer="layout" svg:width="2.3cm" svg:height="1.199cm" svg:x="13.5cm" svg:y="15.501cm">
          <draw:text-box>
            <text:p><text:span text:style-name="T1">Succes</text:span><text:span text:style-name="T1">s</text:span></text:p>
          </draw:text-box>
        </draw:frame>
        <draw:frame draw:style-name="gr12" draw:text-style-name="P3" draw:layer="layout" svg:width="8cm" svg:height="8.309cm" svg:x="19.9cm" svg:y="2.1cm">
          <draw:text-box>
            <text:p text:style-name="P9"><text:span text:style-name="T1">1) A query is passed to </text:span><text:span text:style-name="T1">the FE</text:span></text:p>
            <text:p text:style-name="P9"><text:span text:style-name="T1"/></text:p>
            <text:p text:style-name="P9"><text:span text:style-name="T1">2) The FE generates a </text:span><text:span text:style-name="T1">queryRequest object - </text:span><text:span text:style-name="T1">which stores the query </text:span><text:span text:style-name="T1">along with the FE’s </text:span><text:span text:style-name="T1">timestamp – and sends </text:span><text:span text:style-name="T1">it to the default RM. </text:span></text:p>
            <text:p text:style-name="P9"><text:span text:style-name="T1"/></text:p>
            <text:p text:style-name="P9"><text:span text:style-name="T1">3) The RM processes </text:span><text:span text:style-name="T1">the data (getting </text:span><text:span text:style-name="T1">updates via gossip </text:span><text:span text:style-name="T1">messaging if necessary) </text:span><text:span text:style-name="T1">and returns an </text:span><text:span text:style-name="T1">queryReturn object – </text:span><text:span text:style-name="T1">which contains the </text:span><text:span text:style-name="T1">result and the RM’s </text:span><text:span text:style-name="T1">timestamp. </text:span></text:p>
            <text:p text:style-name="P9"><text:span text:style-name="T1"/></text:p>
            <text:p text:style-name="P9"><text:span text:style-name="T1">4) The FE merge it’s </text:span><text:span text:style-name="T1">own timestamp with the </text:span><text:span text:style-name="T1">returned one, then </text:span><text:span text:style-name="T1">returns the result to the </text:span><text:span text:style-name="T1">client</text:span></text:p>
          </draw:text-box>
        </draw:frame>
        <draw:frame draw:style-name="gr13" draw:text-style-name="P11" draw:layer="layout" svg:width="7.9cm" svg:height="9.257cm" svg:x="2.3cm" svg:y="10.701cm">
          <draw:text-box>
            <text:p text:style-name="P10"><text:span text:style-name="T1">1) An update is passed to the FE</text:span></text:p>
            <text:p text:style-name="P10"><text:span text:style-name="T1"/></text:p>
            <text:p text:style-name="P10"><text:span text:style-name="T1">2) The FE generates a updateRequest object - which stores the query along with the FE’s timestamp and a unique update ID– and sends it to the default RM. </text:span></text:p>
            <text:p text:style-name="P10"><text:span text:style-name="T1"/></text:p>
            <text:p text:style-name="P10"><text:span text:style-name="T1">3) The RM processes the data (getting updates via gossip messaging if necessary) and returns a unique timestamp (generated from the update)</text:span></text:p>
            <text:p text:style-name="P10"><text:span text:style-name="T1"/></text:p>
            <text:p text:style-name="P9"><text:span text:style-name="T1">4) The FE merge it’s own timestamp with the returned one, then returns a boolean to the client indicating the success of the update</text:span></text:p>
          </draw:text-box>
        </draw:frame>
      </draw:page>
      <draw:page draw:name="page2" draw:style-name="dp1" draw:master-page-name="Default">
        <draw:frame draw:style-name="gr1" draw:text-style-name="P1" draw:layer="layout" svg:width="5.1cm" svg:height="3.9cm" svg:x="3cm" svg:y="5cm">
          <draw:text-box>
            <text:p/>
          </draw:text-box>
        </draw:frame>
        <draw:custom-shape draw:style-name="gr2" draw:text-style-name="P2" draw:layer="layout" svg:width="2.4cm" svg:height="2.2cm" svg:x="2.5cm" svg:y="5.2cm">
          <text:p text:style-name="P2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cm" svg:height="2.5cm" svg:x="7.9cm" svg:y="5.1cm">
          <text:p text:style-name="P2">FE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cm" svg:height="1.199cm" svg:x="5.4cm" svg:y="5.5cm">
          <draw:text-box>
            <text:p><text:span text:style-name="T1">Update</text:span></text:p>
          </draw:text-box>
        </draw:frame>
        <draw:custom-shape draw:style-name="gr5" draw:text-style-name="P4" draw:layer="layout" svg:width="7.3cm" svg:height="7.2cm" svg:x="12.3cm" svg:y="2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4cm" svg:height="2.2cm" svg:x="13.001cm" svg:y="3.2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6.601cm" svg:y="4.8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3.702cm" svg:y="7.202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7cm" svg:height="1.199cm" svg:x="10.5cm" svg:y="4.901cm">
          <draw:text-box>
            <text:p><text:span text:style-name="T1">updateRequest, frontEndTS</text:span></text:p>
          </draw:text-box>
        </draw:frame>
        <draw:frame draw:style-name="gr6" draw:text-style-name="P3" draw:layer="layout" svg:width="3.3cm" svg:height="1.673cm" svg:x="11.3cm" svg:y="6.302cm">
          <draw:text-box>
            <text:p><text:span text:style-name="T1">ts (unique timestamp for update)</text:span></text:p>
          </draw:text-box>
        </draw:frame>
        <draw:line draw:style-name="gr9" draw:text-style-name="P5" draw:layer="layout" svg:x1="10.5cm" svg:y1="6cm" svg:x2="16.4cm" svg:y2="6cm">
          <text:p/>
        </draw:line>
        <draw:line draw:style-name="gr9" draw:text-style-name="P5" draw:layer="layout" svg:x1="16.3cm" svg:y1="6.3cm" svg:x2="10.5cm" svg:y2="6.3cm">
          <text:p/>
        </draw:line>
        <draw:line draw:style-name="gr9" draw:text-style-name="P5" draw:layer="layout" svg:x1="4.9cm" svg:y1="6.3cm" svg:x2="7.9cm" svg:y2="6.3cm">
          <text:p/>
        </draw:line>
        <draw:custom-shape draw:style-name="gr14" draw:text-style-name="P12" draw:layer="layout" svg:width="2.4cm" svg:height="2.2cm" svg:x="22cm" svg:y="6.4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" draw:layer="layout" svg:width="4.4cm" svg:height="1cm" svg:x="24.4cm" svg:y="4.5cm">
          <draw:text-box>
            <text:p>= Overloaded</text:p>
          </draw:text-box>
        </draw:frame>
        <draw:frame draw:style-name="gr16" draw:text-style-name="P1" draw:layer="layout" svg:width="3.7cm" svg:height="1.1cm" svg:x="24.4cm" svg:y="2cm">
          <draw:text-box>
            <text:p>= Active</text:p>
          </draw:text-box>
        </draw:frame>
        <draw:custom-shape draw:style-name="gr2" draw:text-style-name="P2" draw:layer="layout" svg:width="2.4cm" svg:height="2.2cm" svg:x="16.602cm" svg:y="4.802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22.002cm" svg:y="1.402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5.1cm" svg:height="3.9cm" svg:x="11.1cm" svg:y="13.9cm">
          <draw:text-box>
            <text:p/>
          </draw:text-box>
        </draw:frame>
        <draw:custom-shape draw:style-name="gr2" draw:text-style-name="P2" draw:layer="layout" svg:width="2.4cm" svg:height="2.2cm" svg:x="10.6cm" svg:y="14.1cm">
          <text:p text:style-name="P2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cm" svg:height="2.5cm" svg:x="16cm" svg:y="14cm">
          <text:p text:style-name="P2">FE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cm" svg:height="1.199cm" svg:x="13.5cm" svg:y="14.4cm">
          <draw:text-box>
            <text:p><text:span text:style-name="T1">Update</text:span></text:p>
          </draw:text-box>
        </draw:frame>
        <draw:custom-shape draw:style-name="gr5" draw:text-style-name="P4" draw:layer="layout" svg:width="7.3cm" svg:height="7.2cm" svg:x="20.4cm" svg:y="11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4cm" svg:height="2.2cm" svg:x="21.101cm" svg:y="12.1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24.701cm" svg:y="13.7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21.802cm" svg:y="16.102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7cm" svg:height="1.199cm" svg:x="19cm" svg:y="14.401cm">
          <draw:text-box>
            <text:p><text:span text:style-name="T1">updateRequest, frontEndTS</text:span></text:p>
          </draw:text-box>
        </draw:frame>
        <draw:frame draw:style-name="gr6" draw:text-style-name="P3" draw:layer="layout" svg:width="3.3cm" svg:height="1.673cm" svg:x="18.7cm" svg:y="16.602cm">
          <draw:text-box>
            <text:p><text:span text:style-name="T1">ts (unique timestamp for update)</text:span></text:p>
          </draw:text-box>
        </draw:frame>
        <draw:line draw:style-name="gr9" draw:text-style-name="P5" draw:layer="layout" svg:x1="18.7cm" svg:y1="15.465cm" svg:x2="21.7cm" svg:y2="16.5cm">
          <text:p/>
        </draw:line>
        <draw:line draw:style-name="gr9" draw:text-style-name="P5" draw:layer="layout" svg:x1="21.6cm" svg:y1="16.9cm" svg:x2="18.701cm" svg:y2="16cm">
          <text:p/>
        </draw:line>
        <draw:line draw:style-name="gr9" draw:text-style-name="P5" draw:layer="layout" svg:x1="13cm" svg:y1="15.2cm" svg:x2="16cm" svg:y2="15.2cm">
          <text:p/>
        </draw:line>
        <draw:custom-shape draw:style-name="gr17" draw:text-style-name="P13" draw:layer="layout" svg:width="2.4cm" svg:height="2.2cm" svg:x="24.702cm" svg:y="13.702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2.4cm" svg:height="2.2cm" svg:x="22.001cm" svg:y="3.9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" draw:layer="layout" svg:width="3.7cm" svg:height="1.1cm" svg:x="24.4cm" svg:y="6.9cm">
          <draw:text-box>
            <text:p>= Offline</text:p>
          </draw:text-box>
        </draw:frame>
        <draw:frame draw:style-name="gr19" draw:text-style-name="P7" draw:layer="layout" svg:width="8.9cm" svg:height="2.3cm" svg:x="2.9cm" svg:y="2.5cm">
          <draw:text-box>
            <text:p text:style-name="P6"><text:span text:style-name="T2">Update Request</text:span></text:p>
            <text:p text:style-name="P6"><text:span text:style-name="T3">Update request when the front </text:span><text:span text:style-name="T3">end’s usual server is offline/not </text:span><text:span text:style-name="T3">responding</text:span></text:p>
          </draw:text-box>
        </draw:frame>
        <draw:frame draw:style-name="gr20" draw:text-style-name="P8" draw:layer="layout" svg:width="9.328cm" svg:height="1.91cm" svg:x="10.972cm" svg:y="11.64cm">
          <draw:text-box>
            <text:p><text:span text:style-name="T2">Update Request</text:span></text:p>
            <text:p><text:span text:style-name="T3">Update request when usual </text:span><text:span text:style-name="T3">server is offline and secondary </text:span><text:span text:style-name="T3">server is overloaded</text:span></text:p>
          </draw:text-box>
        </draw:frame>
        <draw:frame draw:style-name="gr21" draw:text-style-name="P3" draw:layer="layout" svg:width="6.9cm" svg:height="5.939cm" svg:x="1.6cm" svg:y="11.361cm">
          <draw:text-box>
            <text:p text:style-name="P9"><text:span text:style-name="T4">RULES</text:span></text:p>
            <text:p text:style-name="P9"><text:span text:style-name="T1">1) When the default server cannot </text:span><text:span text:style-name="T1">be reached, the FE will search for </text:span><text:span text:style-name="T1">the next most available server</text:span></text:p>
            <text:p text:style-name="P9"><text:span text:style-name="T1"/></text:p>
            <text:p text:style-name="P9"><text:span text:style-name="T1">2) It will prioritise availability and </text:span><text:span text:style-name="T1">hence pick the next most active </text:span><text:span text:style-name="T1">server.</text:span></text:p>
            <text:p text:style-name="P9"><text:span text:style-name="T1"/></text:p>
            <text:p text:style-name="P9"><text:span text:style-name="T1">3) Server priority goes: active, </text:span><text:span text:style-name="T1">overloaded, offline</text:span></text:p>
          </draw:text-box>
        </draw:frame>
      </draw:page>
      <draw:page draw:name="page3" draw:style-name="dp1" draw:master-page-name="Default">
        <draw:frame draw:style-name="gr1" draw:text-style-name="P1" draw:layer="layout" svg:width="5.1cm" svg:height="3.9cm" svg:x="3.5cm" svg:y="5.3cm">
          <draw:text-box>
            <text:p/>
          </draw:text-box>
        </draw:frame>
        <draw:custom-shape draw:style-name="gr2" draw:text-style-name="P2" draw:layer="layout" svg:width="2.4cm" svg:height="2.2cm" svg:x="3cm" svg:y="5.5cm">
          <text:p text:style-name="P2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cm" svg:height="2.5cm" svg:x="8.4cm" svg:y="5.4cm">
          <text:p text:style-name="P2">FE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cm" svg:height="1.199cm" svg:x="5.9cm" svg:y="5.8cm">
          <draw:text-box>
            <text:p><text:span text:style-name="T1">Update</text:span></text:p>
          </draw:text-box>
        </draw:frame>
        <draw:custom-shape draw:style-name="gr5" draw:text-style-name="P4" draw:layer="layout" svg:width="7.3cm" svg:height="7.2cm" svg:x="12.8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4cm" svg:height="2.2cm" svg:x="13.501cm" svg:y="3.5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7.101cm" svg:y="5.1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4cm" svg:height="2.2cm" svg:x="14.202cm" svg:y="7.502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5.4cm" svg:y1="6.6cm" svg:x2="8.4cm" svg:y2="6.6cm">
          <text:p/>
        </draw:line>
        <draw:custom-shape draw:style-name="gr14" draw:text-style-name="P12" draw:layer="layout" svg:width="2.4cm" svg:height="2.2cm" svg:x="22cm" svg:y="6.4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" draw:layer="layout" svg:width="4.4cm" svg:height="1cm" svg:x="24.4cm" svg:y="4.5cm">
          <draw:text-box>
            <text:p>= Overloaded</text:p>
          </draw:text-box>
        </draw:frame>
        <draw:frame draw:style-name="gr16" draw:text-style-name="P1" draw:layer="layout" svg:width="3.7cm" svg:height="1.1cm" svg:x="24.4cm" svg:y="2cm">
          <draw:text-box>
            <text:p>= Active</text:p>
          </draw:text-box>
        </draw:frame>
        <draw:custom-shape draw:style-name="gr14" draw:text-style-name="P12" draw:layer="layout" svg:width="2.4cm" svg:height="2.2cm" svg:x="17.102cm" svg:y="5.102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22.002cm" svg:y="1.402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5.1cm" svg:height="3.9cm" svg:x="7.2cm" svg:y="13.5cm">
          <draw:text-box>
            <text:p/>
          </draw:text-box>
        </draw:frame>
        <draw:custom-shape draw:style-name="gr2" draw:text-style-name="P2" draw:layer="layout" svg:width="2.4cm" svg:height="2.2cm" svg:x="6.7cm" svg:y="13.7cm">
          <text:p text:style-name="P2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cm" svg:height="2.5cm" svg:x="12.1cm" svg:y="13.6cm">
          <text:p text:style-name="P2">FE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cm" svg:height="1.199cm" svg:x="9.6cm" svg:y="14cm">
          <draw:text-box>
            <text:p><text:span text:style-name="T1">Update</text:span></text:p>
          </draw:text-box>
        </draw:frame>
        <draw:custom-shape draw:style-name="gr5" draw:text-style-name="P4" draw:layer="layout" svg:width="7.3cm" svg:height="7.2cm" svg:x="16.5cm" svg:y="11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4cm" svg:height="2.2cm" svg:x="17.201cm" svg:y="11.7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20.801cm" svg:y="13.3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2.4cm" svg:height="2.2cm" svg:x="17.902cm" svg:y="15.702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4.8cm" svg:y1="14.5cm" svg:x2="20.6cm" svg:y2="14.4cm">
          <text:p/>
        </draw:line>
        <draw:line draw:style-name="gr9" draw:text-style-name="P5" draw:layer="layout" svg:x1="20.4cm" svg:y1="14.8cm" svg:x2="14.701cm" svg:y2="15cm">
          <text:p/>
        </draw:line>
        <draw:line draw:style-name="gr9" draw:text-style-name="P5" draw:layer="layout" svg:x1="9.1cm" svg:y1="14.8cm" svg:x2="12.1cm" svg:y2="14.8cm">
          <text:p/>
        </draw:line>
        <draw:custom-shape draw:style-name="gr17" draw:text-style-name="P13" draw:layer="layout" svg:width="2.4cm" svg:height="2.2cm" svg:x="20.802cm" svg:y="13.302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2.4cm" svg:height="2.2cm" svg:x="22.001cm" svg:y="3.9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" draw:layer="layout" svg:width="3.7cm" svg:height="1.1cm" svg:x="24.4cm" svg:y="6.9cm">
          <draw:text-box>
            <text:p>= Offline</text:p>
          </draw:text-box>
        </draw:frame>
        <draw:frame draw:style-name="gr19" draw:text-style-name="P7" draw:layer="layout" svg:width="8.9cm" svg:height="2.3cm" svg:x="3.4cm" svg:y="2.8cm">
          <draw:text-box>
            <text:p text:style-name="P6"><text:span text:style-name="T2">Query Request</text:span></text:p>
            <text:p text:style-name="P6"><text:span text:style-name="T3">Query request when all servers </text:span><text:span text:style-name="T3">are offline, FE will return a value </text:span><text:span text:style-name="T3">representing this</text:span></text:p>
          </draw:text-box>
        </draw:frame>
        <draw:frame draw:style-name="gr20" draw:text-style-name="P8" draw:layer="layout" svg:width="9.328cm" svg:height="1.91cm" svg:x="7.072cm" svg:y="11.24cm">
          <draw:text-box>
            <text:p><text:span text:style-name="T2">Query Request</text:span></text:p>
            <text:p><text:span text:style-name="T3">Query request when all servers </text:span><text:span text:style-name="T3">are either offline or overloaded</text:span></text:p>
          </draw:text-box>
        </draw:frame>
        <draw:frame draw:style-name="gr7" draw:text-style-name="P3" draw:layer="layout" svg:width="3.6cm" svg:height="0.8cm" svg:x="5.2cm" svg:y="6.7cm">
          <draw:text-box>
            <text:p><text:span text:style-name="T1">Value (Rating)</text:span></text:p>
          </draw:text-box>
        </draw:frame>
        <draw:frame draw:style-name="gr8" draw:text-style-name="P3" draw:layer="layout" svg:width="3.3cm" svg:height="0.798cm" svg:x="16cm" svg:y="14.802cm">
          <draw:text-box>
            <text:p><text:span text:style-name="T1">queryReturn </text:span></text:p>
          </draw:text-box>
        </draw:frame>
        <draw:frame draw:style-name="gr8" draw:text-style-name="P3" draw:layer="layout" svg:width="3.3cm" svg:height="0.798cm" svg:x="15.3cm" svg:y="13.802cm">
          <draw:text-box>
            <text:p><text:span text:style-name="T1">queryRequest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5:26:38.266565141</meta:creation-date>
    <dc:date>2019-03-07T15:12:41.547105966</dc:date>
    <meta:editing-duration>PT1H35M30S</meta:editing-duration>
    <meta:editing-cycles>5</meta:editing-cycles>
    <meta:generator>LibreOffice/6.0.7.3$Linux_X86_64 LibreOffice_project/00m0$Build-3</meta:generator>
    <meta:document-statistic meta:object-count="103"/>
  </office:meta>
</office:document-meta>
</file>